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AwareProcessorTests.servletConfigAwareWithServletContext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ContextAwareProcessorTests.servletContextAwareWithNull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ContextAwareProcessorTests.servletConfigAwareWithNonNullServletContextAndNullServ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ContextAwareProcessorTests.servletContextAwareWithNullServletContextAndNonNullServ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ContextAwareProcessorTests.servletContextAwareWithServletContextAndServ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ContextAwareProcessorTests.servletContextAwareWithServ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ContextAwareProcessorTests.servletConfigAwareWithNull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ContextAwareProcessorTests.servletContextAwareWithNonNullServletContextAndNullServ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ContextAwareProcessorTests.servletConfigAwareWithServ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ContextAwareProcessorTests.servletConfigAwareWithNullServletContextAndNonNullServ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ContextAwareProcessorTests.servletConfigAwareWithServletContextAndServ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ContextAwareProcessorTests.servletContextAwareWith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